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869cm"/>
    </style:style>
    <style:style style:name="co2" style:family="table-column">
      <style:table-column-properties fo:break-before="auto" style:column-width="23.2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Neutral">
      <style:table-cell-properties style:text-align-source="value-type" style:repeat-content="false"/>
      <style:paragraph-properties fo:margin-left="0cm"/>
    </style:style>
    <style:style style:name="ce3" style:family="table-cell" style:parent-style-name="Bad">
      <style:text-properties style:text-outline="false" style:text-line-through-style="none" style:text-line-through-type="none" style:font-name="Liberation Sans" fo:language="pt" fo:country="BR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name-complex="Noto Sans Devanagari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line-through-type="single"/>
    </style:style>
    <style:style style:name="T2" style:family="text">
      <style:text-properties style:text-line-through-type="single" style:text-underline-style="none" style:text-underline-color="font-color" fo:font-style="normal" style:font-style-asian="normal" style:font-style-complex="normal" style:text-overline-style="none" style:text-overline-color="font-color"/>
    </style:style>
    <style:style style:name="T3" style:family="text">
      <style:text-properties fo:color="#99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Good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OLITEC 2022 Área 6</text:p>
          </table:table-cell>
          <table:table-cell table:style-name="ce1" office:value-type="string" calcext:value-type="string">
            <text:p>PC-PB 2021 Cargo 7</text:p>
          </table:table-cell>
          <table:table-cell table:style-name="ce1" table:number-columns-repeated="1022"/>
        </table:table-row>
        <table:table-row table:style-name="ro1">
          <table:table-cell table:style-name="ce5" table:number-columns-repeated="1024"/>
        </table:table-row>
        <table:table-row table:style-name="ro1">
          <table:table-cell office:value-type="string" calcext:value-type="string">
            <text:p>1 Fundamentos de computação.</text:p>
          </table:table-cell>
          <table:table-cell table:style-name="Good" office:value-type="string" calcext:value-type="string">
            <text:p>2. Fundamentos de computaç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 Organização e arquitetura de computadores.</text:p>
          </table:table-cell>
          <table:table-cell table:style-name="Good" office:value-type="string" calcext:value-type="string">
            <text:p>2.1. Organização e arquitetura de computador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 Componentes de um computador (hardware e software).</text:p>
          </table:table-cell>
          <table:table-cell table:style-name="Good" office:value-type="string" calcext:value-type="string">
            <text:p>2.2. Componentes de um computador (hardware e software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3 Sistemas de entrada, saída e armazenamento.</text:p>
          </table:table-cell>
          <table:table-cell table:style-name="Good" office:value-type="string" calcext:value-type="string">
            <text:p>2.3. Sistemas de entrada, saída e armazenamento.</text:p>
          </table:table-cell>
          <table:table-cell table:number-columns-repeated="1022"/>
        </table:table-row>
        <table:table-row table:style-name="ro1">
          <table:table-cell table:style-name="Neutral" office:value-type="string" calcext:value-type="string">
            <text:p>1.4 Princípios de sistemas operacionais.</text:p>
          </table:table-cell>
          <table:table-cell table:style-name="ce2" office:value-type="string" calcext:value-type="string">
            <text:p>2.4. Sistemas Operacionais: Microsoft Windows, Linux e <text:span text:style-name="T1">macOS</text:span>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1.5 Características dos principais processadores do mercado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.6 Processadores de múltiplos núcle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7 Tecnologias de virtualização de plataformas: emuladores, máquinas virtuais, paravirtualização.</text:p>
          </table:table-cell>
          <table:table-cell table:style-name="Good" office:value-type="string" calcext:value-type="string">
            <text:p>3. Tecnologias de virtualização de plataformas: emuladores, máquinas virtuais, para virtualizaç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 RAID: tipos, características e aplicações.</text:p>
          </table:table-cell>
          <table:table-cell table:style-name="Good" office:value-type="string" calcext:value-type="string">
            <text:p>5. RAID: tipos, características e aplicaçõ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9 Sistemas de arquivos NTFS, FAT12, FAT16, FAT32, EXT2, EXT3: características, metadados e organização física.</text:p>
          </table:table-cell>
          <table:table-cell table:style-name="Neutral" office:value-type="string" calcext:value-type="string">
            <text:p>6. Sistemas de arquivos NTFS, FAT12, FAT16, FAT32, EXT2, EXT3, <text:span text:style-name="T1">EXT4, XFS, JFS, HPFS</text:span>: características, metadados e organização físi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0 Técnicas de recuperação de arquivos apagados.</text:p>
          </table:table-cell>
          <table:table-cell table:style-name="Good" office:value-type="string" calcext:value-type="string">
            <text:p>6.1. Técnicas de recuperação de arquivos apagados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2 Bancos de dados.</text:p>
          </table:table-cell>
          <table:table-cell table:style-name="Good" office:value-type="string" calcext:value-type="string">
            <text:p>9. Bancos de dad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 Arquitetura, modelos lógicos e representação física.</text:p>
          </table:table-cell>
          <table:table-cell table:style-name="Good" office:value-type="string" calcext:value-type="string">
            <text:p>9.1. Arquitetura, modelos lógicos e representação físi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 Implementação de SGBDs relacionais.</text:p>
          </table:table-cell>
          <table:table-cell table:style-name="Good" office:value-type="string" calcext:value-type="string">
            <text:p>9.2. Implementação de SGBDs relacionais.</text:p>
          </table:table-cell>
          <table:table-cell table:number-columns-repeated="1022"/>
        </table:table-row>
        <table:table-row table:style-name="ro1">
          <table:table-cell table:style-name="Neutral" office:value-type="string" calcext:value-type="string">
            <text:p>2.3 Linguagem de consulta estruturada (SQL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4 Transações: características e análise de logs.</text:p>
          </table:table-cell>
          <table:table-cell table:style-name="Good" office:value-type="string" calcext:value-type="string">
            <text:p>9.3. Transações: características e análise de logs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3 Engenharia reversa.</text:p>
          </table:table-cell>
          <table:table-cell table:style-name="Good" office:value-type="string" calcext:value-type="string">
            <text:p>8.Engenharia revers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 Técnicas e ferramentas de descompilação de programas.</text:p>
          </table:table-cell>
          <table:table-cell table:style-name="Good" office:value-type="string" calcext:value-type="string">
            <text:p>8.1. Técnicas e ferramentas de descompilação de programa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 Debuggers.</text:p>
          </table:table-cell>
          <table:table-cell table:style-name="Good" office:value-type="string" calcext:value-type="string">
            <text:p>8.2.Debugg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3 Análise de código malicioso: vírus, backdoors, keyloggers, worms e outros.</text:p>
          </table:table-cell>
          <table:table-cell table:style-name="Good" office:value-type="string" calcext:value-type="string">
            <text:p>8.3. Análise de código malicioso: vírus, backdoors, keyloggers, worms e outr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4 Ofuscação de código.</text:p>
          </table:table-cell>
          <table:table-cell table:style-name="Good" office:value-type="string" calcext:value-type="string">
            <text:p>8.4. Ofuscação de códi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5 Compactadores de código executável.</text:p>
          </table:table-cell>
          <table:table-cell table:style-name="Good" office:value-type="string" calcext:value-type="string">
            <text:p>8.5. Compactadores de código executável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4 Linguagens de programação.</text:p>
          </table:table-cell>
          <table:table-cell table:style-name="Good" office:value-type="string" calcext:value-type="string">
            <text:p>7. Linguagens de programaç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 Noções de linguagens procedurais: tipos de dados elementares e estruturados, funções e procedimentos.</text:p>
          </table:table-cell>
          <table:table-cell table:style-name="Good" office:value-type="string" calcext:value-type="string">
            <text:p>7.1. Noções de linguagens procedurais: tipos de dados elementares e estruturados, funções e procediment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 Noções de linguagens de programação orientadas a objetos: objetos, classes, herança, polimorfismo, sobrecarga de métodos.</text:p>
          </table:table-cell>
          <table:table-cell table:style-name="Good" office:value-type="string" calcext:value-type="string">
            <text:p>7.2. Noções de linguagens de programação orientadas a objetos: objetos, classes, herança, polimorfismo, sobrecarga de métodos.</text:p>
          </table:table-cell>
          <table:table-cell table:number-columns-repeated="1022"/>
        </table:table-row>
        <table:table-row table:style-name="ro1">
          <table:table-cell table:style-name="Neutral" office:value-type="string" calcext:value-type="string">
            <text:p>4.3 Estruturas de controle de fluxo de execução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4.4 Montadores, compiladores, ligadores e interpretador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5 Desenvolvimento web: Servlets, JSP, Ajax, PHP, ASP.</text:p>
          </table:table-cell>
          <table:table-cell table:style-name="Neutral" office:value-type="string" calcext:value-type="string">
            <text:p>7.3. Desenvolvimento web: Servlets, JSP, Ajax, PHP, ASP, <text:span text:style-name="T1">frameworks JSF e </text:span><text:span text:style-name="T2">Hibernate</text:span>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Bad" office:value-type="string" calcext:value-type="string">
            <text:p>5 Estruturas de dados e algoritmo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5.1 Estruturas de dados: listas, filas, pilhas e árvore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5.2 Métodos de acesso, busca, inserção e ordenação em estruturas de dado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5.3 Complexidade de algoritmo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5.4 Autômatos determinísticos e não-determinísticos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6 Redes de computadores.</text:p>
          </table:table-cell>
          <table:table-cell table:style-name="Neutral" office:value-type="string" calcext:value-type="string">
            <text:p><text:span text:style-name="T3">10. Redes de comunicação de dados; </text:span>10.1 Meios de transmiss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1 Técnicas básicas de comunicação.</text:p>
          </table:table-cell>
          <table:table-cell table:style-name="Good" office:value-type="string" calcext:value-type="string">
            <text:p>10.2. Técnicas básicas de comunicaçã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2 Técnicas de comutação de circuitos, pacotes e células.</text:p>
          </table:table-cell>
          <table:table-cell table:style-name="Good" office:value-type="string" calcext:value-type="string">
            <text:p>10.3 Técnicas de comutação de circuitos, pacotes ecélula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3 Topologias de redes de computadores.</text:p>
          </table:table-cell>
          <table:table-cell table:style-name="Good" office:value-type="string" calcext:value-type="string">
            <text:p>10.4. Topologia de redes de computadores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6.4 Elementos de interconexão de redes de computadores (gateways, hubs, repetidores, bridges, switches, roteadores).</text:p>
          </table:table-cell>
          <table:table-cell table:style-name="Good" office:value-type="string" calcext:value-type="string">
            <text:p>10.6. Elementos de interconexão de redes de computadores (gateways, hubs, repetidores, bridges, switches, roteadores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5 Arquitetura e protocolos de redes de comunicação.</text:p>
          </table:table-cell>
          <table:table-cell table:style-name="Good" office:value-type="string" calcext:value-type="string">
            <text:p>10.7. Arquitetura e protocolo de redes de comunicação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6.5.1 Arquitetura TCP/IP.</text:p>
          </table:table-cell>
          <table:table-cell table:style-name="Good" office:value-type="string" calcext:value-type="string">
            <text:p>10.9. Arquitetura TCP/IP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5.2 Arquitetura cliente-servidor.</text:p>
          </table:table-cell>
          <table:table-cell table:style-name="Good" office:value-type="string" calcext:value-type="string">
            <text:p>10.10. Arquitetura cliente-servidor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6.5.3 Redes peer-to-peer (P2P)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6.5.4 Comunicação sem fio: padrões 802.11; protocolos 802.1x; bluetooth.</text:p>
          </table:table-cell>
          <table:table-cell table:number-columns-repeated="1023"/>
        </table:table-row>
        <table:table-row table:style-name="ro1">
          <table:table-cell table:style-name="Neutral" office:value-type="string" calcext:value-type="string">
            <text:p>6.6 Computação em nuvem.</text:p>
          </table:table-cell>
          <table:table-cell table:style-name="Neutral" office:value-type="string" calcext:value-type="string">
            <text:p>4. Tecnologia de Nuvem.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7 Segurança da informação.</text:p>
          </table:table-cell>
          <table:table-cell table:style-name="Good" office:value-type="string" calcext:value-type="string">
            <text:p>11. Segurança da informação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7.1 Normas NBR ISO/IEC no 32 27001:2006 e no 27002:2005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2 Biometria.</text:p>
          </table:table-cell>
          <table:table-cell table:style-name="Good" office:value-type="string" calcext:value-type="string">
            <text:p>11.2. Biometria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7.3 Engenharia soci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 Esteganografia.</text:p>
          </table:table-cell>
          <table:table-cell table:style-name="Good" office:value-type="string" calcext:value-type="string">
            <text:p>11.3. Esteganografia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7.5 Desenvolvimento seguro de aplicações: SDL, CLASP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8 Segurança de redes de computadores.</text:p>
          </table:table-cell>
          <table:table-cell table:style-name="Good" office:value-type="string" calcext:value-type="string">
            <text:p>12. Segurança de redes de computador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1 Firewall, sistemas de detecção de intrusão (IDS), antivírus, NAT, VPN.</text:p>
          </table:table-cell>
          <table:table-cell table:style-name="Good" office:value-type="string" calcext:value-type="string">
            <text:p>12.1. Firewall, sistemas de detecção de intrusão (IDS), antivírus, NAT, VPN.</text:p>
          </table:table-cell>
          <table:table-cell table:number-columns-repeated="1022"/>
        </table:table-row>
        <table:table-row table:style-name="ro1">
          <table:table-cell table:style-name="Bad" office:value-type="string" calcext:value-type="string">
            <text:p>8.2 Monitoramento e análise de tráfego; uso de sniffers; traffic shapi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3 Tráfego de dados de serviços e programas usados na Internet.</text:p>
          </table:table-cell>
          <table:table-cell table:style-name="Good" office:value-type="string" calcext:value-type="string">
            <text:p>12.2. Tráfego de dados de serviços e programas usados na Intern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4 Segurança de redes sem fio: EAP, WEP, WPA, WPA2.</text:p>
          </table:table-cell>
          <table:table-cell table:style-name="Good" office:value-type="string" calcext:value-type="string">
            <text:p>12.3. Segurança de redes sem fio: EAP, WEP, WPA, WPA2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5 Ataques a redes de computadores.</text:p>
          </table:table-cell>
          <table:table-cell table:style-name="Good" office:value-type="string" calcext:value-type="string">
            <text:p>12.4. Ataques a redes de computadores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9 Criptografia.</text:p>
          </table:table-cell>
          <table:table-cell table:style-name="Good" office:value-type="string" calcext:value-type="string">
            <text:p>11.4. Criptograf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1 Noções de criptografia.</text:p>
          </table:table-cell>
          <table:table-cell table:style-name="Good" office:value-type="string" calcext:value-type="string">
            <text:p>11.4.1. Noções de criptografi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2 Sistemas criptográficos simétricos e de chave pública.</text:p>
          </table:table-cell>
          <table:table-cell table:style-name="Good" office:value-type="string" calcext:value-type="string">
            <text:p>11.4.2. Sistemas criptográficos simétricos e de chave públic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3 Certificação digital.</text:p>
          </table:table-cell>
          <table:table-cell table:style-name="Good" office:value-type="string" calcext:value-type="string">
            <text:p>11.4.3. Certificação digit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4 Modos de operação de cifras.</text:p>
          </table:table-cell>
          <table:table-cell table:style-name="Good" office:value-type="string" calcext:value-type="string">
            <text:p>11.4.4. Modos de operação de cifra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5 Algoritmos RSA, AES e RC4.</text:p>
          </table:table-cell>
          <table:table-cell table:style-name="Good" office:value-type="string" calcext:value-type="string">
            <text:p>11.4.5. Algoritmos RSA, AES e RC4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6 Hashes criptográficos: algoritmos MD-5 e SHA-1, colisões.</text:p>
          </table:table-cell>
          <table:table-cell table:style-name="Neutral" office:value-type="string" calcext:value-type="string">
            <text:p>11.4.6. Hashes criptográficos: algoritmos MD-5,SHA-1 e <text:span text:style-name="T1">SHA-2</text:span>, colisões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Neutral" office:value-type="string" calcext:value-type="string">
            <text:p>10 Sistema Operacional Windows.</text:p>
          </table:table-cell>
          <table:table-cell table:number-columns-repeated="1023"/>
        </table:table-row>
        <table:table-row table:style-name="ro1">
          <table:table-cell table:style-name="Neutral" office:value-type="string" calcext:value-type="string">
            <text:p>10.1 Sistemas Windows: 2000, XP, 2003, Vista e Windows 7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0.2 Gerenciamento de usuários em uma rede Microsoft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0.3 Log de eventos do Window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0.4 Registro do Windows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Neutral" office:value-type="string" calcext:value-type="string">
            <text:p>11 Sistema Operacional Linux.</text:p>
          </table:table-cell>
          <table:table-cell table:number-columns-repeated="1023"/>
        </table:table-row>
        <table:table-row table:style-name="ro1">
          <table:table-cell table:style-name="Neutral" office:value-type="string" calcext:value-type="string">
            <text:p>11.1 Características do sistema operacional Linux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1.2 Gerenciamento de usuários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1.3 Configuração, administração e logs de serviços: proxy, correio eletrônico, HTTP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12 Sistemas operacionais móveis.</text:p>
          </table:table-cell>
          <table:table-cell table:style-name="Neutral" office:value-type="string" calcext:value-type="string">
            <text:p>13. Perícia Forense em Dispositivos Móve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 Sistema iOS.</text:p>
          </table:table-cell>
          <table:table-cell table:style-name="Good" office:value-type="string" calcext:value-type="string">
            <text:p>13.1. Sistemas Operacionais Móveis: Android e I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2 Sistema Android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Bad" office:value-type="string" calcext:value-type="string">
            <text:p>13 Governança de TI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3.1 Modelo COBIT 4.1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3.2 ITIL v3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3.3 Gerenciamento de projetos com PMBOK.</text:p>
          </table:table-cell>
          <table:table-cell table:number-columns-repeated="1023"/>
        </table:table-row>
        <table:table-row table:style-name="ro1">
          <table:table-cell table:style-name="Bad" office:value-type="string" calcext:value-type="string">
            <text:p>13.4 Análise de pontos de função.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Bad" office:value-type="string" calcext:value-type="string">
            <text:p>9.4. Sistemas de Backup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" office:value-type="string" calcext:value-type="string">
            <text:p>9.5. Microsoft SQL Server, Oracle, Paradox, MySQL, PostgreSQL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Bad" office:value-type="string" calcext:value-type="string">
            <text:p>10.5. Tipos de serviço e QoS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Bad" office:value-type="string" calcext:value-type="string">
            <text:p>10.8. Modelo de referência OSI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Bad" office:value-type="string" calcext:value-type="string">
            <text:p>10.11. Tecnologias de redes locais e de longa distância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Bad" office:value-type="string" calcext:value-type="string">
            <text:p>10.12. Redes de alta velocidade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Bad" office:value-type="string" calcext:value-type="string">
            <text:p>10.13. Redes ATM e frame-relay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Bad" office:value-type="string" calcext:value-type="string">
            <text:p>10.14. Aplicações de redes, inclusive de telefonia, da Internet e de redes de TV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4:13:59.043431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2:52:10.676609254</meta:creation-date>
    <meta:generator>LibreOffice/7.2.5.2$Linux_X86_64 LibreOffice_project/20$Build-2</meta:generator>
    <dc:date>2022-04-21T14:17:07.704760619</dc:date>
    <meta:editing-duration>PT26M56S</meta:editing-duration>
    <meta:editing-cycles>11</meta:editing-cycles>
    <meta:document-statistic meta:table-count="1" meta:cell-count="139" meta:object-count="0"/>
  </office:meta>
</office:document-meta>
</file>